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3pt" fo:font-weight="bold" fo:background-color="transparent" style:font-name-asian="Liberation Mono" style:font-name-complex="Liberation Mono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7" style:family="paragraph" style:parent-style-name="Standard" style:list-style-name="L6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size-asian="10pt" style:font-name-complex="Calibri1" style:font-size-complex="10pt"/>
    </style:style>
    <style:style style:name="P8" style:family="paragraph" style:parent-style-name="Standard" style:list-style-name="L6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officeooo:rsid="000e82a3" officeooo:paragraph-rsid="000e82a3" fo:background-color="transparent" style:font-name-asian="Calibri1" style:font-size-asian="10pt" style:font-name-complex="Calibri1" style:font-size-complex="10pt"/>
    </style:style>
    <style:style style:name="P9" style:family="paragraph" style:parent-style-name="Standard" style:list-style-name="L6">
      <style:paragraph-properties fo:line-height="100%" fo:text-align="start" style:justify-single-word="false"/>
      <style:text-properties fo:color="#666666" style:font-name="Calibri1" fo:font-size="10pt" fo:font-weight="normal" officeooo:rsid="000e82a3" officeooo:paragraph-rsid="000e82a3" fo:background-color="transparent" style:font-name-asian="Calibri1" style:font-size-asian="10pt" style:font-name-complex="Calibri1" style:font-size-complex="10pt"/>
    </style:style>
    <style:style style:name="P10" style:family="paragraph" style:parent-style-name="Standard" style:list-style-name="L6">
      <style:paragraph-properties fo:line-height="100%" fo:text-align="start" style:justify-single-word="false"/>
      <style:text-properties fo:color="#000000" fo:font-size="10pt" fo:font-weight="bold" officeooo:paragraph-rsid="0024c9de" style:font-size-asian="10pt" style:font-weight-asian="bold" style:font-size-complex="10pt" style:font-weight-complex="bold"/>
    </style:style>
    <style:style style:name="P11" style:family="paragraph" style:parent-style-name="Standard" style:list-style-name="L6">
      <style:paragraph-properties fo:line-height="100%" fo:text-align="start" style:justify-single-word="false"/>
      <style:text-properties fo:color="#000000" fo:font-size="10pt" fo:font-weight="bold" officeooo:rsid="00282186" officeooo:paragraph-rsid="00282186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1pt" fo:font-weight="normal" fo:background-color="transparent" style:font-name-asian="Liberation Mono" style:font-name-complex="Liberation Mono"/>
    </style:style>
    <style:style style:name="P13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4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size-asian="10pt" style:font-name-complex="Liberation Mono" style:font-size-complex="10pt"/>
    </style:style>
    <style:style style:name="P15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size-asian="10pt" style:font-name-complex="Liberation Mono" style:font-size-complex="10pt"/>
    </style:style>
    <style:style style:name="P16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officeooo:rsid="001da9a8" officeooo:paragraph-rsid="001da9a8" fo:background-color="transparent" style:font-name-asian="Liberation Mono" style:font-weight-asian="normal" style:font-name-complex="Liberation Mono" style:font-weight-complex="normal"/>
    </style:style>
    <style:style style:name="P17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18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size-asian="10pt" style:font-name-complex="Calibri1" style:font-size-complex="10pt"/>
    </style:style>
    <style:style style:name="P19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bold" fo:background-color="transparent" style:font-name-asian="Liberation Mono" style:font-weight-asian="bold" style:font-name-complex="Liberation Mono" style:font-weight-complex="bold"/>
    </style:style>
    <style:style style:name="P20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bold" fo:background-color="#ffff00" style:font-name-asian="Liberation Mono" style:font-weight-asian="bold" style:font-name-complex="Liberation Mono" style:font-weight-complex="bold"/>
    </style:style>
    <style:style style:name="P21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22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Calibri1" fo:font-size="10pt" fo:font-weight="bold" fo:background-color="transparent" style:font-name-asian="Calibri1" style:font-weight-asian="bold" style:font-name-complex="Calibri1" style:font-weight-complex="bold"/>
    </style:style>
    <style:style style:name="P23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text-line-through-style="none" style:text-line-through-type="none" style:font-name="Liberation Mono" fo:font-size="10pt" fo:font-weight="bold" officeooo:rsid="000daba9" officeooo:paragraph-rsid="000daba9" fo:background-color="transparent" style:font-name-asian="Liberation Mono" style:font-weight-asian="bold" style:font-name-complex="Liberation Mono" style:font-weight-complex="bold"/>
    </style:style>
    <style:style style:name="P24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text-line-through-style="none" style:text-line-through-type="none" style:font-name="Liberation Mono" fo:font-size="10pt" fo:font-weight="bold" officeooo:rsid="00163241" officeooo:paragraph-rsid="00163241" fo:background-color="transparent" style:font-name-asian="Liberation Mono" style:font-weight-asian="bold" style:font-name-complex="Liberation Mono" style:font-weight-complex="bold"/>
    </style:style>
    <style:style style:name="P25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text-line-through-style="none" style:text-line-through-type="none" style:font-name="Liberation Mono" fo:font-size="10pt" fo:font-weight="bold" officeooo:rsid="00177eb8" officeooo:paragraph-rsid="00177eb8" fo:background-color="transparent" style:font-name-asian="Liberation Mono" style:font-weight-asian="bold" style:font-name-complex="Liberation Mono" style:font-weight-complex="bold"/>
    </style:style>
    <style:style style:name="P26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text-line-through-style="none" style:text-line-through-type="none" style:font-name="Liberation Mono" fo:font-size="10pt" fo:font-weight="bold" officeooo:rsid="00208aec" officeooo:paragraph-rsid="00208aec" fo:background-color="transparent" style:font-name-asian="Liberation Mono" style:font-weight-asian="bold" style:font-name-complex="Liberation Mono" style:font-weight-complex="bold"/>
    </style:style>
    <style:style style:name="P27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</style:style>
    <style:style style:name="P28" style:family="paragraph" style:parent-style-name="Standard" style:list-style-name="L1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1pt" fo:font-weight="normal" fo:background-color="transparent" style:font-name-asian="Liberation Mono" style:font-name-complex="Liberation Mono"/>
    </style:style>
    <style:style style:name="P29" style:family="paragraph" style:parent-style-name="Standard" style:list-style-name="L2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size-asian="10pt" style:font-name-complex="Calibri1" style:font-size-complex="10pt"/>
    </style:style>
    <style:style style:name="P31" style:family="paragraph" style:parent-style-name="Standard" style:list-style-name="L1">
      <style:paragraph-properties fo:margin-left="0cm" fo:margin-right="0cm" fo:line-height="100%" fo:text-align="start" style:justify-single-word="false" fo:text-indent="0.635cm" style:auto-text-indent="false"/>
      <style:text-properties style:use-window-font-color="true" style:font-name="Liberation Mono" fo:font-size="11pt" fo:font-weight="bold" fo:background-color="transparent" style:font-name-asian="Liberation Mono" style:font-weight-asian="bold" style:font-name-complex="Liberation Mono" style:font-weight-complex="bold"/>
    </style:style>
    <style:style style:name="P32" style:family="paragraph" style:parent-style-name="Standard" style:list-style-name="L2">
      <style:paragraph-properties fo:margin-left="0.635cm" fo:margin-right="0cm" fo:line-height="100%" fo:text-align="start" style:justify-single-word="false" fo:text-indent="0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33" style:family="paragraph" style:parent-style-name="Standard" style:list-style-name="L3">
      <style:paragraph-properties fo:margin-left="0.635cm" fo:margin-right="0cm" fo:line-height="100%" fo:text-align="start" style:justify-single-word="false" fo:text-indent="0cm" style:auto-text-indent="false"/>
      <style:text-properties fo:color="#666666" style:text-line-through-style="solid" style:text-line-through-type="single"/>
    </style:style>
    <style:style style:name="P34" style:family="paragraph" style:parent-style-name="Standard" style:list-style-name="L3">
      <style:paragraph-properties fo:margin-left="0.635cm" fo:margin-right="0cm" fo:line-height="100%" fo:text-align="start" style:justify-single-word="false" fo:text-indent="0cm" style:auto-text-indent="false"/>
      <style:text-properties fo:font-weight="bold" officeooo:rsid="000ef646" officeooo:paragraph-rsid="000ef646" style:font-weight-asian="bold" style:font-weight-complex="bold"/>
    </style:style>
    <style:style style:name="P35" style:family="paragraph" style:parent-style-name="Standard" style:list-style-name="L1">
      <style:paragraph-properties fo:margin-left="0cm" fo:margin-right="0cm" fo:line-height="100%" fo:text-align="start" style:justify-single-word="false" fo:text-indent="0cm" style:auto-text-indent="false"/>
      <style:text-properties officeooo:paragraph-rsid="0029382d"/>
    </style:style>
    <style:style style:name="T1" style:family="text">
      <style:text-properties style:use-window-font-color="true" style:font-name="Calibri1" fo:font-size="10pt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0pt" officeooo:rsid="00106428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Liberation Mono" fo:font-size="13pt" fo:font-weight="bold" fo:background-color="transparent" loext:char-shading-value="0" style:font-name-asian="Liberation Mono" style:font-name-complex="Liberation Mono"/>
    </style:style>
    <style:style style:name="T4" style:family="text">
      <style:text-properties style:use-window-font-color="true" style:font-name="Liberation Mono" fo:font-size="22pt" fo:font-weight="bold" fo:background-color="transparent" loext:char-shading-value="0" style:font-name-asian="Liberation Mono" style:font-name-complex="Liberation Mono"/>
    </style:style>
    <style:style style:name="T5" style:family="text">
      <style:text-properties style:use-window-font-color="true" style:font-name="Liberation Mono" fo:font-size="10pt" fo:font-weight="normal" fo:background-color="transparent" loext:char-shading-value="0" style:font-name-asian="Liberation Mono" style:font-name-complex="Liberation Mono"/>
    </style:style>
    <style:style style:name="T6" style:family="text">
      <style:text-properties style:use-window-font-color="true" style:font-name="Liberation Mono" fo:font-size="11pt" fo:font-weight="bold" officeooo:rsid="0029382d" fo:background-color="transparent" loext:char-shading-value="0" style:font-name-asian="Liberation Mono" style:font-weight-asian="bold" style:font-name-complex="Liberation Mono" style:font-weight-complex="bold"/>
    </style:style>
    <style:style style:name="T7" style:family="text">
      <style:text-properties officeooo:rsid="000e82a3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font-name="Calibri1" fo:font-size="10pt" fo:font-weight="normal" fo:background-color="transparent" loext:char-shading-value="0" style:font-name-asian="Calibri1" style:font-name-complex="Calibri1"/>
    </style:style>
    <style:style style:name="T10" style:family="text">
      <style:text-properties style:font-name="Calibri1" fo:font-size="10pt" fo:font-weight="bold" fo:background-color="transparent" loext:char-shading-value="0" style:font-name-asian="Calibri1" style:font-name-complex="Calibri1"/>
    </style:style>
    <style:style style:name="T11" style:family="text">
      <style:text-properties style:font-name="Calibri1" fo:font-size="11pt" officeooo:rsid="0024c9de" fo:background-color="transparent" loext:char-shading-value="0" style:font-name-asian="Calibri1" style:font-name-complex="Calibri1"/>
    </style:style>
    <style:style style:name="T12" style:family="text">
      <style:text-properties style:font-name="Calibri1" fo:background-color="transparent" loext:char-shading-value="0" style:font-name-asian="Calibri1" style:font-name-complex="Calibri1"/>
    </style:style>
    <style:style style:name="T13" style:family="text">
      <style:text-properties style:font-name="Calibri1" officeooo:rsid="0024c9de" fo:background-color="transparent" loext:char-shading-value="0" style:font-name-asian="Calibri1" style:font-name-complex="Calibri1"/>
    </style:style>
    <style:style style:name="T14" style:family="text">
      <style:text-properties fo:color="#666666" style:text-line-through-style="solid" style:text-line-through-type="single" style:font-name="Liberation Mono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Mono" style:font-name-complex="Liberation Mono"/>
    </style:style>
    <style:style style:name="T15" style:family="text">
      <style:text-properties fo:color="#666666" style:text-line-through-style="solid" style:text-line-through-type="single" style:font-name="Liberation Mono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Mono" style:font-name-complex="Liberation Mono"/>
    </style:style>
    <style:style style:name="T16" style:family="text">
      <style:text-properties fo:color="#666666" style:text-line-through-style="solid" style:text-line-through-type="single" style:font-name="Liberation Mono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Mono" style:font-size-asian="10pt" style:font-name-complex="Liberation Mono" style:font-size-complex="10pt"/>
    </style:style>
    <style:style style:name="T17" style:family="text">
      <style:text-properties fo:color="#666666" style:font-name="Calibri1" fo:font-size="11pt" fo:font-weight="normal" officeooo:rsid="0024c9de" fo:background-color="transparent" loext:char-shading-value="0" style:font-name-asian="Calibri1" style:font-name-complex="Calibri1"/>
    </style:style>
    <style:style style:name="T18" style:family="text">
      <style:text-properties fo:color="#666666" style:font-name="Calibri1" fo:font-size="11pt" officeooo:rsid="0024c9de" fo:background-color="transparent" loext:char-shading-value="0" style:font-name-asian="Calibri1" style:font-name-complex="Calibri1"/>
    </style:style>
    <style:style style:name="T19" style:family="text">
      <style:text-properties fo:color="#21409a"/>
    </style:style>
    <style:style style:name="T20" style:family="text">
      <style:text-properties fo:color="#21409a" style:font-name="Liberation Mono" fo:font-size="13pt" fo:font-weight="bold" fo:background-color="transparent" loext:char-shading-value="0" style:font-name-asian="Liberation Mono" style:font-name-complex="Liberation Mono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f0f0d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3"><text:tab/></text:span><text:span text:style-name="T4">TASKS</text:span></text:p>
      <text:p text:style-name="P4"/>
      <text:p text:style-name="P5">New Features</text:p>
      <text:p text:style-name="P5"><text:tab/><text:span text:style-name="T19">Admin user</text:span></text:p>
      <text:list xml:id="list3615577400" text:style-name="L1">
        <text:list-item>
          <text:p text:style-name="P12">Only give “Delete” and “Deliver” button actions</text:p>
        </text:list-item>
        <text:list-item>
          <text:p text:style-name="P28">implement Delete function</text:p>
        </text:list-item>
        <text:list-item>
          <text:p text:style-name="P12">Add “Archive order” button and functionality</text:p>
        </text:list-item>
        <text:list-item>
          <text:p text:style-name="P31">Adjust archive table column spacing</text:p>
        </text:list-item>
        <text:list-item>
          <text:p text:style-name="P31">add diferint row color for every other row</text:p>
        </text:list-item>
        <text:list-item>
          <text:p text:style-name="P31">limmit number of shown rows</text:p>
        </text:list-item>
        <text:list-item>
          <text:p text:style-name="P31">add scroll bar</text:p>
        </text:list-item>
        <text:list-item>
          <text:p text:style-name="P35"><text:span text:style-name="T6">Do not show money for admin user</text:span></text:p>
        </text:list-item>
        <text:list-item>
          <text:p text:style-name="P12">Add table to store “Archived”(Delivered) orders</text:p>
        </text:list-item>
        <text:list-item>
          <text:p text:style-name="P12">Remove “Place order” and “Show inventory” buttons</text:p>
        </text:list-item>
      </text:list>
      <text:p text:style-name="P2"><text:span text:style-name="T5"><text:tab/></text:span><text:span text:style-name="T20">Non-Admin user</text:span></text:p>
      <text:list xml:id="list4029230307" text:style-name="L2">
        <text:list-item>
          <text:p text:style-name="P13">Add inventory for non-admin users</text:p>
        </text:list-item>
        <text:list-item>
          <text:p text:style-name="P32">add View Inventory function</text:p>
        </text:list-item>
        <text:list-item>
          <text:p text:style-name="P13">Inventory functions: Eat/sell for half price?</text:p>
        </text:list-item>
        <text:list-item>
          <text:p text:style-name="P13">Add cancel button function</text:p>
        </text:list-item>
        <text:list-item>
          <text:p text:style-name="P13">Hide “Update order”/all button when an order is canceled</text:p>
        </text:list-item>
        <text:list-item>
          <text:p text:style-name="P13">Disable and grey-out all buttons</text:p>
        </text:list-item>
        <text:list-item>
          <text:p text:style-name="P19">Add mouse-over popup on order_num to view products in order</text:p>
        </text:list-item>
        <text:list-item>
          <text:p text:style-name="P13">Add “Collect” button and functionality to collect order and add items to inventory</text:p>
        </text:list-item>
        <text:list-item>
          <text:p text:style-name="P29">Change status of order once order has been colected</text:p>
        </text:list-item>
        <text:list-item>
          <text:p text:style-name="P13">Add money for user to be able to order products</text:p>
        </text:list-item>
        <text:list-item>
          <text:p text:style-name="P13">Indicate which oder is being canceled</text:p>
        </text:list-item>
        <text:list-item>
          <text:p text:style-name="P13">Add logout feature</text:p>
        </text:list-item>
        <text:list-item>
          <text:p text:style-name="P23">Update tables live instead of loading whole table</text:p>
        </text:list-item>
        <text:list-item>
          <text:p text:style-name="P24">Add gamble feature to get money</text:p>
        </text:list-item>
        <text:list-item>
          <text:p text:style-name="P25">Add message in inventory when empty to show that inventory is empty</text:p>
        </text:list-item>
        <text:list-item>
          <text:p text:style-name="P26">add feature to actually take money when ordering items</text:p>
        </text:list-item>
        <text:list-item>
          <text:p text:style-name="P16">Implement <text:span text:style-name="T22">total price when placing order</text:span></text:p>
        </text:list-item>
      </text:list>
      <text:p text:style-name="P6"><text:tab/></text:p>
      <text:p text:style-name="P4"/>
      <text:p text:style-name="P4"/>
      <text:p text:style-name="P5">Front-End Tweaking</text:p>
      <text:list xml:id="list1672996403" text:style-name="L3">
        <text:list-item>
          <text:p text:style-name="P20">Table columns spacing</text:p>
        </text:list-item>
        <text:list-item>
          <text:p text:style-name="P20">Table custom width</text:p>
        </text:list-item>
        <text:list-item>
          <text:p text:style-name="P20">Horizontally align multiple buttons in cell</text:p>
        </text:list-item>
        <text:list-item>
          <text:p text:style-name="P21"><text:span text:style-name="T21">Keep position of current datatable page when refreshing tabl</text:span>e</text:p>
        </text:list-item>
        <text:list-item>
          <text:p text:style-name="P17">Change DataTable cell text color based on text</text:p>
        </text:list-item>
        <text:list-item>
          <text:p text:style-name="P22">Set style for order number to stand out. Indicating that a user can hover over it to view ordered items</text:p>
        </text:list-item>
        <text:list-item>
          <text:p text:style-name="P33"><text:span text:style-name="T9">give color and make </text:span><text:span text:style-name="T10">bold</text:span></text:p>
        </text:list-item>
        <text:list-item>
          <text:p text:style-name="P34"><text:span text:style-name="T1">view order details when hover</text:span><text:span text:style-name="T2">ing</text:span><text:span text:style-name="T1"> over order number</text:span></text:p>
        </text:list-item>
      </text:list>
      <text:p text:style-name="P4"/>
      <text:p text:style-name="P4"/>
      <text:p text:style-name="P5">Bugs</text:p>
      <text:list xml:id="list1752105949" text:style-name="L4">
        <text:list-item>
          <text:p text:style-name="P14">Datatable’s second page’s buttons not disabling when an order’s status is “Canceled”</text:p>
        </text:list-item>
        <text:list-item>
          <text:p text:style-name="P27"><text:a xlink:type="simple" xlink:href="https://www.gyrocode.com/articles/jquery-datatables-custom-control-does-not-work-on-second-page/" text:style-name="Internet_20_link" text:visited-style-name="Visited_20_Internet_20_Link"><text:span text:style-name="T16">https://www.gyrocode.com/articles/jquery-datatables-custom-control-does-not-work-on-second-page/</text:span></text:a></text:p>
        </text:list-item>
      </text:list>
      <text:list xml:id="list23498889" text:style-name="L5">
        <text:list-item>
          <text:p text:style-name="P15">On table refresh, set button html markup to empty string if status is canceled.</text:p>
        </text:list-item>
        <text:list-item>
          <text:p text:style-name="P18">When deleting the last order, the order does not go away.</text:p>
        </text:list-item>
      </text:list>
      <text:p text:style-name="P30">After table is cleared, table is never redrawn. Added table.clear()draw(); It is now working.</text:p>
      <text:list xml:id="list1030951331" text:style-name="L6">
        <text:list-item>
          <text:p text:style-name="P7"><text:span text:style-name="T7">N</text:span>ot getting money when selling an item for 0.50.</text:p>
          <text:list>
            <text:list-item>
              <text:p text:style-name="P8"><text:soft-page-break/>changed bind_param(“ii”) to (“di”) to use correct decimal format.</text:p>
            </text:list-item>
          </text:list>
        </text:list-item>
        <text:list-item>
          <text:p text:style-name="P7">when inventory is empty and re opening inventory, all items are showing as 0 quantity.</text:p>
          <text:list>
            <text:list-item>
              <text:p text:style-name="P9"><text:span text:style-name="T8">Changed sql query to remove row when item quantity is </text:span>0</text:p>
            </text:list-item>
          </text:list>
        </text:list-item>
        <text:list-item>
          <text:p text:style-name="P10"><text:span text:style-name="T13">After order has been delivered the value shows “Rnull.00”.</text:span></text:p>
        </text:list-item>
        <text:list-item>
          <text:p text:style-name="P10"><text:span text:style-name="T13">Update order does not populate input fields.</text:span></text:p>
        </text:list-item>
        <text:list-item>
          <text:p text:style-name="P11"><text:span text:style-name="T13">A</text:span><text:span text:style-name="T12">s Admin, “Show archived orders” does not show list of archived order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4T13:33:58.670098717</dc:date>
    <meta:editing-duration>PT8H7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424" meta:character-count="2433" meta:non-whitespace-character-count="2104"/>
  </office:meta>
</office:document-meta>
</file>